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8c29" officeooo:paragraph-rsid="001d8c29"/>
    </style:style>
    <style:style style:name="P2" style:family="paragraph" style:parent-style-name="Standard">
      <style:text-properties officeooo:rsid="001d8c29" officeooo:paragraph-rsid="001e7518"/>
    </style:style>
    <style:style style:name="P3" style:family="paragraph" style:parent-style-name="Standard">
      <style:text-properties officeooo:rsid="001e7518" officeooo:paragraph-rsid="001d8c29"/>
    </style:style>
    <style:style style:name="P4" style:family="paragraph" style:parent-style-name="Standard">
      <style:text-properties officeooo:rsid="001e7518" officeooo:paragraph-rsid="001e7518"/>
    </style:style>
    <style:style style:name="P5" style:family="paragraph" style:parent-style-name="Standard">
      <style:text-properties officeooo:rsid="001f4862" officeooo:paragraph-rsid="001f4862"/>
    </style:style>
    <style:style style:name="P6" style:family="paragraph" style:parent-style-name="Standard">
      <style:text-properties officeooo:rsid="001ff6d7" officeooo:paragraph-rsid="001ff6d7"/>
    </style:style>
    <style:style style:name="P7" style:family="paragraph" style:parent-style-name="Standard">
      <style:text-properties officeooo:rsid="0021f26b" officeooo:paragraph-rsid="0021f26b"/>
    </style:style>
    <style:style style:name="T1" style:family="text">
      <style:text-properties officeooo:rsid="001d8c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862" style:font-weight-asian="bold" style:font-weight-complex="bold"/>
    </style:style>
    <style:style style:name="T4" style:family="text">
      <style:text-properties fo:font-weight="bold" officeooo:rsid="001d8c29" style:font-weight-asian="bold" style:font-weight-complex="bold"/>
    </style:style>
    <style:style style:name="T5" style:family="text">
      <style:text-properties fo:font-weight="bold" officeooo:rsid="002113c7" style:font-weight-asian="bold" style:font-weight-complex="bold"/>
    </style:style>
    <style:style style:name="T6" style:family="text">
      <style:text-properties officeooo:rsid="001f48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4">CREATE </text:span><text:span text:style-name="T5">TABLE</text:span></text:p>
      <text:p text:style-name="P1">MariaDB [te3166db]&gt; create table Student(Rollno int, Name varchar(10), DateofAdmission date, branch varchar(10), percent float, status varchar(10),primary key(Rollno));</text:p>
      <text:p text:style-name="P1">Query OK, 0 rows affected (0.06 sec)</text:p>
      <text:p text:style-name="P1"></text:p>
      <text:p text:style-name="P1">MariaDB [te3166db]&gt; create table Alumini(Rollno int, Name varchar(10), DateofAdmission date, branch varchar(10), percent float, status varchar(10),primary key(Rollno));</text:p>
      <text:p text:style-name="P1">Query OK, 0 rows affected (0.04 sec)</text:p>
      <text:p text:style-name="P1"/>
      <text:p text:style-name="P1"/>
      <text:p text:style-name="P3"/>
      <text:p text:style-name="P4"/>
      <text:p text:style-name="P4"><text:tab/><text:tab/><text:span text:style-name="T2">TRIGGER ON UPDATE</text:span></text:p>
      <text:p text:style-name="P4">MariaDB [te3166db]&gt; delimiter $$</text:p>
      <text:p text:style-name="P4">MariaDB [te3166db]&gt; create trigger update_history</text:p>
      <text:p text:style-name="P4"><text:s text:c="4"/>-&gt; <text:s text:c="5"/>before update on Student</text:p>
      <text:p text:style-name="P4"><text:s text:c="4"/>-&gt; <text:s text:c="5"/>for each row</text:p>
      <text:p text:style-name="P4"><text:s text:c="4"/>-&gt; <text:s text:c="5"/>begin</text:p>
      <text:p text:style-name="P4"><text:s text:c="4"/>-&gt; <text:s text:c="5"/>if (select count(Rollno) from Alumini where Rollno=old.Rollno)=0 then</text:p>
      <text:p text:style-name="P4"><text:s text:c="4"/>-&gt; <text:s text:c="5"/>insert into Alumini values(old.Rollno, old.Name, old.DateofAdmission, old.branch, old.percent, old.status);</text:p>
      <text:p text:style-name="P4"><text:s text:c="4"/>-&gt; <text:s text:c="5"/>else</text:p>
      <text:p text:style-name="P4"><text:s text:c="4"/>-&gt; <text:s text:c="5"/>update Alumini set Rollno=old.Rollno, Name=old.Name, DateofAdmission=old.DateofAdmission,branch= old.branch, percent=old.percent, status=old.status where Rollno=old.Rollno;</text:p>
      <text:p text:style-name="P4"><text:s text:c="4"/>-&gt; <text:s text:c="5"/>end if;</text:p>
      <text:p text:style-name="P4"><text:s text:c="4"/>-&gt; <text:s text:c="5"/>end</text:p>
      <text:p text:style-name="P4"><text:s text:c="4"/>-&gt; <text:s text:c="5"/>$$</text:p>
      <text:p text:style-name="P4">Query OK, 0 rows affected (0.06 sec)</text:p>
      <text:p text:style-name="P4"/>
      <text:p text:style-name="P4"/>
      <text:p text:style-name="P2">MariaDB [te3166db]&gt; insert into Student values(3166,"chinmay","2015-07-22","computer",67,"passed");</text:p>
      <text:p text:style-name="P2"><text:s text:c="4"/>-&gt; $$</text:p>
      <text:p text:style-name="P2">Query OK, 1 row affected (0.01 sec)</text:p>
      <text:p text:style-name="P2"/>
      <text:p text:style-name="P4">MariaDB [te3166db]&gt; select * from Alumini;</text:p>
      <text:p text:style-name="P4"><text:s text:c="4"/>-&gt; $$</text:p>
      <text:p text:style-name="P4">+--------+---------+-----------------+----------+---------+--------+</text:p>
      <text:p text:style-name="P4">| Rollno | Name <text:s text:c="3"/>| DateofAdmission | branch <text:s text:c="2"/>| percent | status |</text:p>
      <text:p text:style-name="P4">+--------+---------+-----------------+----------+---------+--------+</text:p>
      <text:p text:style-name="P4">| <text:s text:c="2"/>3166 | chinmay | 2015-07-22 <text:s text:c="5"/>| computer | <text:s text:c="5"/>67 | passed |</text:p>
      <text:p text:style-name="P4">+--------+---------+-----------------+----------+---------+--------+</text:p>
      <text:p text:style-name="P4">1 row in set (0.00 sec)</text:p>
      <text:p text:style-name="P4"/>
      <text:p text:style-name="P4">MariaDB [te3166db]&gt; update Student set percent=85 where Rollno=3166;</text:p>
      <text:p text:style-name="P4"><text:s text:c="4"/>-&gt; $$</text:p>
      <text:p text:style-name="P4">Query OK, 1 row affected (0.01 sec)</text:p>
      <text:p text:style-name="P4">Rows matched: 1 <text:s/>Changed: 1 <text:s/>Warnings: 0</text:p>
      <text:p text:style-name="P4"><text:soft-page-break/></text:p>
      <text:p text:style-name="P4">MariaDB [te3166db]&gt; select * from Alumini;</text:p>
      <text:p text:style-name="P4"><text:s text:c="4"/>-&gt; $$</text:p>
      <text:p text:style-name="P4">+--------+---------+-----------------+----------+---------+--------+</text:p>
      <text:p text:style-name="P4">| Rollno | Name <text:s text:c="3"/>| DateofAdmission | branch <text:s text:c="2"/>| percent | status |</text:p>
      <text:p text:style-name="P4">+--------+---------+-----------------+----------+---------+--------+</text:p>
      <text:p text:style-name="P4">| <text:s text:c="2"/>3166 | chinmay | 2015-07-22 <text:s text:c="5"/>| computer | <text:s text:c="5"/>67 | passed |</text:p>
      <text:p text:style-name="P4">+--------+---------+-----------------+----------+---------+--------+</text:p>
      <text:p text:style-name="P4">1 row in set (0.00 sec)</text:p>
      <text:p text:style-name="P4"></text:p>
      <text:p text:style-name="P4">MariaDB [te3166db]&gt; select * from Student;</text:p>
      <text:p text:style-name="P4"><text:s text:c="4"/>-&gt; $$</text:p>
      <text:p text:style-name="P4">+--------+---------+-----------------+----------+---------+--------+</text:p>
      <text:p text:style-name="P4">| Rollno | Name <text:s text:c="3"/>| DateofAdmission | branch <text:s text:c="2"/>| percent | status |</text:p>
      <text:p text:style-name="P4">+--------+---------+-----------------+----------+---------+--------+</text:p>
      <text:p text:style-name="P4">| <text:s text:c="2"/>3166 | chinmay | 2015-07-22 <text:s text:c="5"/>| computer | <text:s text:c="5"/>85 | passed |</text:p>
      <text:p text:style-name="P4">+--------+---------+-----------------+----------+---------+--------+</text:p>
      <text:p text:style-name="P4">1 row in set (0.00 sec)</text:p>
      <text:p text:style-name="P4"></text:p>
      <text:p text:style-name="P4">MariaDB [te3166db]&gt; update Student set percent=95 where Rollno=3166;</text:p>
      <text:p text:style-name="P4"><text:s text:c="4"/>-&gt; $$</text:p>
      <text:p text:style-name="P4">Query OK, 1 row affected (0.01 sec)</text:p>
      <text:p text:style-name="P4">Rows matched: 1 <text:s/>Changed: 1 <text:s/>Warnings: 0</text:p>
      <text:p text:style-name="P4"></text:p>
      <text:p text:style-name="P4">MariaDB [te3166db]&gt; select * from Alumini;</text:p>
      <text:p text:style-name="P4"><text:s text:c="4"/>-&gt; $$</text:p>
      <text:p text:style-name="P4">+--------+---------+-----------------+----------+---------+--------+</text:p>
      <text:p text:style-name="P4">| Rollno | Name <text:s text:c="3"/>| DateofAdmission | branch <text:s text:c="2"/>| percent | status |</text:p>
      <text:p text:style-name="P4">+--------+---------+-----------------+----------+---------+--------+</text:p>
      <text:p text:style-name="P4">| <text:s text:c="2"/>3166 | chinmay | 2015-07-22 <text:s text:c="5"/>| computer | <text:s text:c="5"/>85 | passed |</text:p>
      <text:p text:style-name="P4">+--------+---------+-----------------+----------+---------+--------+</text:p>
      <text:p text:style-name="P4">1 row in set (0.00 sec)</text:p>
      <text:p text:style-name="P4"/>
      <text:p text:style-name="P7">MariaDB [te3166db]&gt; select * from Student;</text:p>
      <text:p text:style-name="P7"><text:s text:c="4"/>-&gt; $$</text:p>
      <text:p text:style-name="P7">+--------+---------+-----------------+----------+---------+--------+</text:p>
      <text:p text:style-name="P7">| Rollno | Name <text:s text:c="3"/>| DateofAdmission | branch <text:s text:c="2"/>| percent | status |</text:p>
      <text:p text:style-name="P7">+--------+---------+-----------------+----------+---------+--------+</text:p>
      <text:p text:style-name="P7">| <text:s text:c="2"/>3166 | chinmay | 2015-07-22 <text:s text:c="5"/>| computer | <text:s text:c="5"/>95 | passed |</text:p>
      <text:p text:style-name="P7">+--------+---------+-----------------+----------+---------+--------+</text:p>
      <text:p text:style-name="P7">1 row in set (0.00 sec)</text:p>
      <text:p text:style-name="P4"/>
      <text:p text:style-name="P4"/>
      <text:p text:style-name="P4"/>
      <text:p text:style-name="P4"><text:tab/><text:tab/><text:tab/><text:span text:style-name="T3">DELETE TRIGGER</text:span></text:p>
      <text:p text:style-name="P5">MariaDB [te3166db]&gt; delimiter $$</text:p>
      <text:p text:style-name="P5">MariaDB [te3166db]&gt; create trigger delete_history</text:p>
      <text:p text:style-name="P5"><text:s text:c="4"/>-&gt; <text:s text:c="10"/>before delete on Student</text:p>
      <text:p text:style-name="P5"><text:s text:c="4"/>-&gt; <text:s text:c="10"/>for each row</text:p>
      <text:p text:style-name="P5"><text:soft-page-break/><text:s text:c="4"/>-&gt; <text:s text:c="10"/>begin</text:p>
      <text:p text:style-name="P5"><text:s text:c="4"/>-&gt; <text:s text:c="10"/>if (select count(Rollno) from Alumini where Rollno=old.Rollno)=0 then</text:p>
      <text:p text:style-name="P5"><text:s text:c="4"/>-&gt; <text:s text:c="10"/>insert into Alumini values(old.Rollno, old.Name, old.DateofAdmission, old.branch, old.percent, old.status);</text:p>
      <text:p text:style-name="P5"><text:s text:c="4"/>-&gt; <text:s text:c="10"/>else</text:p>
      <text:p text:style-name="P5"><text:s text:c="4"/>-&gt; <text:s text:c="10"/>update Alumini set Rollno=old.Rollno, Name=old.Name, DateofAdmission=old.DateofAdmission,branch= old.branch, percent=old.percent, status=old.status where Rollno=old.Rollno;</text:p>
      <text:p text:style-name="P5"><text:s text:c="4"/>-&gt; <text:s text:c="10"/>end if;</text:p>
      <text:p text:style-name="P5"><text:s text:c="4"/>-&gt; <text:s text:c="10"/>end</text:p>
      <text:p text:style-name="P5"><text:s text:c="4"/>-&gt; <text:s text:c="10"/>$$</text:p>
      <text:p text:style-name="P5">Query OK, 0 rows affected (0.05 sec)</text:p>
      <text:p text:style-name="P5"></text:p>
      <text:p text:style-name="P6">MariaDB [te3166db]&gt; delete from Student where Rollno=3166;</text:p>
      <text:p text:style-name="P6"><text:s text:c="4"/>-&gt; $$</text:p>
      <text:p text:style-name="P6">Query OK, 1 row affected (0.01 sec)</text:p>
      <text:p text:style-name="P6"></text:p>
      <text:p text:style-name="P6">MariaDB [te3166db]&gt; select * from Alumini;</text:p>
      <text:p text:style-name="P6"><text:s text:c="4"/>-&gt; $$</text:p>
      <text:p text:style-name="P6">+--------+---------+-----------------+----------+---------+--------+</text:p>
      <text:p text:style-name="P6">| Rollno | Name <text:s text:c="3"/>| DateofAdmission | branch <text:s text:c="2"/>| percent | status |</text:p>
      <text:p text:style-name="P6">+--------+---------+-----------------+----------+---------+--------+</text:p>
      <text:p text:style-name="P6">| <text:s text:c="2"/>3166 | chinmay | 2015-07-22 <text:s text:c="5"/>| computer | <text:s text:c="5"/>95 | passed |</text:p>
      <text:p text:style-name="P6">+--------+---------+-----------------+----------+---------+--------+</text:p>
      <text:p text:style-name="P6">1 row in set (0.00 sec)</text:p>
      <text:p text:style-name="P6"></text:p>
      <text:p text:style-name="P6">MariaDB [te3166db]&gt; select * from Student;</text:p>
      <text:p text:style-name="P6"><text:s text:c="4"/>-&gt; $$</text:p>
      <text:p text:style-name="P6">Empty set (0.00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t </meta:initial-creator>
    <meta:creation-date>2017-08-01T02:15:04.060745233</meta:creation-date>
    <dc:date>2017-08-01T02:34:47.073133469</dc:date>
    <dc:creator>pict </dc:creator>
    <meta:editing-duration>PT12M38S</meta:editing-duration>
    <meta:editing-cycles>7</meta:editing-cycles>
    <meta:generator>LibreOffice/4.2.8.2$Linux_X86_64 LibreOffice_project/420$Build-2</meta:generator>
    <meta:document-statistic meta:table-count="0" meta:image-count="0" meta:object-count="0" meta:page-count="3" meta:paragraph-count="106" meta:word-count="646" meta:character-count="5001" meta:non-whitespace-character-count="4069"/>
  </office:meta>
</office:document-meta>
</file>